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598in" style:contextual-spacing="false"/>
      <style:text-properties style:font-name="Lato"/>
    </style:style>
    <style:style style:name="P2" style:family="paragraph" style:parent-style-name="Standard">
      <style:paragraph-properties fo:margin-top="0in" fo:margin-bottom="0.1598in" style:contextual-spacing="false"/>
      <style:text-properties style:font-name="La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>If you are in the vi command mode and want to add a new line before your cursor, you would type:</text:p>
      <text:p text:style-name="P1">i</text:p>
      <text:p text:style-name="P1">o</text:p>
      <text:p text:style-name="P1">a</text:p>
      <text:p text:style-name="P1">O</text:p>
      <text:p text:style-name="P1">Question 2</text:p>
      <text:p text:style-name="P1">If you want to move a character to the left in vi command mode, you can press the Left Arrow Key ← or:</text:p>
      <text:p text:style-name="P1">j</text:p>
      <text:p text:style-name="P1">h</text:p>
      <text:p text:style-name="P1">k</text:p>
      <text:p text:style-name="P1">l</text:p>
      <text:p text:style-name="P1">Question 3</text:p>
      <text:p text:style-name="P1">If you want to move a character to the right in vi command mode, you can press the Right Arrow Key → or:</text:p>
      <text:p text:style-name="P1">j</text:p>
      <text:p text:style-name="P1">k</text:p>
      <text:p text:style-name="P1">h</text:p>
      <text:p text:style-name="P1">l</text:p>
      <text:p text:style-name="P1">Question 4</text:p>
      <text:p text:style-name="P1">To move forward one word at a time in the vi command mode, you press:</text:p>
      <text:p text:style-name="P1">g</text:p>
      <text:p text:style-name="P1">t</text:p>
      <text:p text:style-name="P1">f</text:p>
      <text:p text:style-name="P1">w</text:p>
      <text:p text:style-name="P1">Question 5</text:p>
      <text:p text:style-name="P1">To perform cut and paste in a vi document, you actually do:</text:p>
      <text:p text:style-name="P1">delete and yank</text:p>
      <text:p text:style-name="P1">yank and put</text:p>
      <text:p text:style-name="P1">delete and put</text:p>
      <text:p text:style-name="P1"><text:soft-page-break/>yank and paste</text:p>
      <text:p text:style-name="P1">Question 6</text:p>
      <text:p text:style-name="P1">To save and then quit, you can type in command mode:</text:p>
      <text:p text:style-name="P1">QQ</text:p>
      <text:p text:style-name="P1">ZZ</text:p>
      <text:p text:style-name="P1">WW</text:p>
      <text:p text:style-name="P1">!!</text:p>
      <text:p text:style-name="P1">Question 7</text:p>
      <text:p text:style-name="P1">To search backward from your cursor in your vi document in command mode, you can type __ followed by the pattern to search for.</text:p>
      <text:p text:style-name="P1">?</text:p>
      <text:p text:style-name="P1">/</text:p>
      <text:p text:style-name="P1">|</text:p>
      <text:p text:style-name="P1">\</text:p>
      <text:p text:style-name="P1">Question 8</text:p>
      <text:p text:style-name="P1">To search forward from your cursor in your vi document in command mode, you can type __ followed by the pattern to search for.</text:p>
      <text:p text:style-name="P1">/</text:p>
      <text:p text:style-name="P1">\</text:p>
      <text:p text:style-name="P1">?</text:p>
      <text:p text:style-name="P1">|</text:p>
      <text:p text:style-name="P1">Question 9</text:p>
      <text:p text:style-name="P1">Typing which of the following from vi command mode will attempt to save your file?</text:p>
      <text:p text:style-name="P1">:r</text:p>
      <text:p text:style-name="P1">:w</text:p>
      <text:p text:style-name="P1">:f</text:p>
      <text:p text:style-name="P1">:s</text:p>
      <text:p text:style-name="P1">Question 10</text:p>
      <text:p text:style-name="P1">What would typing 4dh do in vi command mode?</text:p>
      <text:p text:style-name="P1">Duplicate the next four characters</text:p>
      <text:p text:style-name="P1">Delete the previous four characters</text:p>
      <text:p text:style-name="P1"><text:soft-page-break/>Delete the next four lines</text:p>
      <text:p text:style-name="P1">Delete the next four characters</text:p>
      <text:p text:style-name="P1"/>
      <text:p text:style-name="P1"/>
      <text:p text:style-name="P1"/>
      <text:p text:style-name="P1"/>
      <text:p text:style-name="P1"/>
      <text:p text:style-name="P1">Question 1</text:p>
      <text:p text:style-name="P1">If you are in the vi command mode and want to add a new line before your cursor, you would type:</text:p>
      <text:p text:style-name="P1">o</text:p>
      <text:p text:style-name="P1">i</text:p>
      <text:p text:style-name="P1">O</text:p>
      <text:p text:style-name="P1">a</text:p>
      <text:p text:style-name="P1">Question 2</text:p>
      <text:p text:style-name="P1">If you are in the vi command mode and want to begin inserting text before your cursor, you can type:</text:p>
      <text:p text:style-name="P1">o</text:p>
      <text:p text:style-name="P1">A</text:p>
      <text:p text:style-name="P1">O</text:p>
      <text:p text:style-name="P1">i</text:p>
      <text:p text:style-name="P1">Question 3</text:p>
      <text:p text:style-name="P1">If you want to move a character to the right in vi command mode, you can press the Right Arrow Key → or:</text:p>
      <text:p text:style-name="P1">l</text:p>
      <text:p text:style-name="P1">h</text:p>
      <text:p text:style-name="P1">j</text:p>
      <text:p text:style-name="P1">k</text:p>
      <text:p text:style-name="P1">Question 4</text:p>
      <text:p text:style-name="P1">If you want to move up a line in vi command mode, you can press the Up Arrow Key ↑ or:</text:p>
      <text:p text:style-name="P1">l</text:p>
      <text:p text:style-name="P1">j</text:p>
      <text:p text:style-name="P1"><text:soft-page-break/>k</text:p>
      <text:p text:style-name="P1">h</text:p>
      <text:p text:style-name="P1">Question 5</text:p>
      <text:p text:style-name="P1">If you want to quit the vi program without saving any of the changes you made to your file, you can type in command mode:</text:p>
      <text:p text:style-name="P1">:q!</text:p>
      <text:p text:style-name="P1">:w!</text:p>
      <text:p text:style-name="P1">:a!</text:p>
      <text:p text:style-name="P1">:s!</text:p>
      <text:p text:style-name="P1">Question 6</text:p>
      <text:p text:style-name="P1">To move backward through a vi document, word by word, you press:</text:p>
      <text:p text:style-name="P1">r</text:p>
      <text:p text:style-name="P1">c</text:p>
      <text:p text:style-name="P1">w</text:p>
      <text:p text:style-name="P1">b</text:p>
      <text:p text:style-name="P1">Question 7</text:p>
      <text:p text:style-name="P1">To move forward one word at a time in the vi command mode, you press:</text:p>
      <text:p text:style-name="P1">g</text:p>
      <text:p text:style-name="P1">t</text:p>
      <text:p text:style-name="P1">w</text:p>
      <text:p text:style-name="P1">f</text:p>
      <text:p text:style-name="P1">Question 8</text:p>
      <text:p text:style-name="P1">To navigate to the end of the line in vi command mode, you can press:</text:p>
      <text:p text:style-name="P1">*</text:p>
      <text:p text:style-name="P1">$</text:p>
      <text:p text:style-name="P1">#</text:p>
      <text:p text:style-name="P1">^</text:p>
      <text:p text:style-name="P1">Question 9</text:p>
      <text:p text:style-name="P1">To perform cut and paste in a vi document, you actually do:</text:p>
      <text:p text:style-name="P1">delete and yank</text:p>
      <text:p text:style-name="P1"><text:soft-page-break/>delete and put</text:p>
      <text:p text:style-name="P1">yank and put</text:p>
      <text:p text:style-name="P1">yank and paste</text:p>
      <text:p text:style-name="P1">Question 10</text:p>
      <text:p text:style-name="P1">To search backward from your cursor in your vi document in command mode, you can type __ followed by the pattern to search for.</text:p>
      <text:p text:style-name="P1">/</text:p>
      <text:p text:style-name="P1">|</text:p>
      <text:p text:style-name="P1">\</text:p>
      <text:p text:style-name="P1">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2T19:50:07.600083834</meta:creation-date>
    <dc:date>2022-01-16T18:08:24.755132280</dc:date>
    <meta:editing-duration>PT12M57S</meta:editing-duration>
    <meta:editing-cycles>12</meta:editing-cycles>
    <meta:generator>LibreOffice/7.1.8.1$Linux_X86_64 LibreOffice_project/10$Build-1</meta:generator>
    <meta:document-statistic meta:table-count="0" meta:image-count="0" meta:object-count="0" meta:page-count="5" meta:paragraph-count="120" meta:word-count="517" meta:character-count="2278" meta:non-whitespace-character-count="1881"/>
  </office:meta>
</office:document-meta>
</file>